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xception.ExpressionException( final String message , final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xception.ExpressionException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